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7.0681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different packages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table:number-columns-spanned="2" table:number-rows-spanned="1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table:number-columns-spanned="2" table:number-rows-spanned="1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table:number-columns-spanned="2" table:number-rows-spanned="1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table:number-columns-spanned="2" table:number-rows-spanned="1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table:number-columns-spanned="2" table:number-rows-spanned="1"/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<text:s/>bin </text:p>
          </table:table-cell>
          <table:table-cell table:style-name="ce20"/>
          <table:table-cell table:style-name="ce25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axis2_http_server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addr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dual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2"/>samples/echo_blocking_soap11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_dual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rest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flicker.exe </text:p>
          </table:table-cell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google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ath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tom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notify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trader.exe </text:p>
          </table:table-cell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yahoo.exe </text:p>
          </table:table-cell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rampart/client/sec_echo/echo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van/subscriber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0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1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0.exe</text:p>
          </table:table-cell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1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mtom_1_0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0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1.exe</text:p>
          </table:table-cell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report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/wsclient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.sh/echo.bat</text:p>
          </table:table-cell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_rest.sh/echo_rest.bat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echo.sh/flicker_rest_echo.bat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photo_search.sh/flicker_rest_photo_search.bat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echo.sh/flicker_soap_echo.bat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photo_search.sh /flicker_soap_photo_search.bat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tools/tcpmon.ex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des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nclud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ib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ogs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modules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mples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ervices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AUTHORS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xis2.xml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text:s/>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LICENS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/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README</text:p>
          </table:table-cell>
          <table:table-cell table:style-name="ce20"/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/>
          <table:table-cell table:style-name="ce21"/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/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/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/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/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41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7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4">09/04/2007</text:date>, <text:time>10:0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04T10:00:30</dc:date>
    <dc:language>en-US</dc:language>
    <meta:editing-cycles>22</meta:editing-cycles>
    <meta:editing-duration>PT32M21S</meta:editing-duration>
    <meta:user-defined meta:name="Info 1"/>
    <meta:user-defined meta:name="Info 2"/>
    <meta:user-defined meta:name="Info 3"/>
    <meta:user-defined meta:name="Info 4"/>
    <meta:document-statistic meta:table-count="1" meta:cell-count="118"/>
  </office:meta>
</office:document-meta>
</file>